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4244in"/>
    </style:style>
    <style:style style:name="co4" style:family="table-column">
      <style:table-column-properties fo:break-before="auto" style:column-width="2.5673in"/>
    </style:style>
    <style:style style:name="co5" style:family="table-column">
      <style:table-column-properties fo:break-before="auto" style:column-width="2.7764in"/>
    </style:style>
    <style:style style:name="co6" style:family="table-column">
      <style:table-column-properties fo:break-before="auto" style:column-width="1.7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99ff"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3399ff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ext-properties style:font-name="Arial" fo:font-size="11pt" style:font-size-asian="11pt" style:font-size-complex="11pt"/>
    </style:style>
    <style:style style:name="ce12" style:family="table-cell" style:parent-style-name="Default" style:data-style-name="N104">
      <style:table-cell-properties fo:background-color="transparent"/>
      <style:text-properties style:font-name="Arial" fo:font-size="11pt" style:font-size-asian="11pt" style:font-size-complex="11pt"/>
    </style:style>
    <style:style style:name="ce13" style:family="table-cell" style:parent-style-name="Default" style:data-style-name="N104">
      <style:table-cell-properties fo:background-color="#3399ff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66ffff"/>
      <style:text-properties style:font-name="Arial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7"/>
        <table:table-column table:style-name="co2" table:default-cell-style-name="ce11"/>
        <table:table-column table:style-name="co2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2" table:number-columns-repeated="1014" table:default-cell-style-name="ce7"/>
        <table:table-row table:style-name="ro3">
          <table:table-cell table:style-name="ce1" office:value-type="string">
            <text:p>Qty, PROD_ID, Description</text:p>
          </table:table-cell>
          <table:table-cell office:value-type="string">
            <text:p>QTY</text:p>
          </table:table-cell>
          <table:table-cell office:value-type="string">
            <text:p>PROD_ID</text:p>
          </table:table-cell>
          <table:table-cell office:value-type="string">
            <text:p>Digikey Part No</text:p>
          </table:table-cell>
          <table:table-cell office:value-type="string">
            <text:p>Price </text:p>
          </table:table-cell>
          <table:table-cell table:number-columns-repeated="3"/>
          <table:table-cell table:style-name="ce14" office:value-type="string">
            <text:p>Need more info/Can't source from Digikey </text:p>
          </table:table-cell>
          <table:table-cell table:style-name="ce9" office:value-type="string">
            <text:p>Can order from SparkFun 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12, , 0.1UF-0603-25V-(+80/-20%)</text:p>
          </table:table-cell>
          <table:table-cell office:value-type="float" office:value="14">
            <text:p>14</text:p>
          </table:table-cell>
          <table:table-cell office:value-type="string">
            <text:p>CAP-00810</text:p>
          </table:table-cell>
          <table:table-cell office:value-type="string">
            <text:p>1276-1012-1-ND </text:p>
          </table:table-cell>
          <table:table-cell office:value-type="currency" office:currency="USD" office:value="2.03">
            <text:p>$2.0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2, CAP-07881, 15PF-0603-50V-5%</text:p>
          </table:table-cell>
          <table:table-cell office:value-type="float" office:value="2">
            <text:p>2</text:p>
          </table:table-cell>
          <table:table-cell office:value-type="string">
            <text:p>CAP-07881</text:p>
          </table:table-cell>
          <table:table-cell office:value-type="string">
            <text:p>399-9005-1-ND‎ </text:p>
          </table:table-cell>
          <table:table-cell office:value-type="currency" office:currency="USD" office:value="3.94">
            <text:p>$3.94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2, CAP-11015, 10UF-0603-6.3V-20%</text:p>
          </table:table-cell>
          <table:table-cell table:style-name="ce8"/>
          <table:table-cell table:style-name="ce8" office:value-type="string">
            <text:p>CAP-11015</text:p>
          </table:table-cell>
          <table:table-cell table:style-name="ce8"/>
          <table:table-cell table:style-name="ce12" office:value-type="currency" office:currency="USD" office:value="11.82">
            <text:p>$11.82</text:p>
          </table:table-cell>
          <table:table-cell table:style-name="ce8" table:number-columns-repeated="1019"/>
        </table:table-row>
        <table:table-row table:style-name="ro3">
          <table:table-cell table:style-name="ce1" office:value-type="string">
            <text:p>7, CAP-00868, 1.0UF-0603-16V-10%</text:p>
          </table:table-cell>
          <table:table-cell office:value-type="float" office:value="7">
            <text:p>7</text:p>
          </table:table-cell>
          <table:table-cell office:value-type="string">
            <text:p>CAP-00868</text:p>
          </table:table-cell>
          <table:table-cell office:value-type="string">
            <text:p>1276-1946-1-ND </text:p>
          </table:table-cell>
          <table:table-cell office:value-type="currency" office:currency="USD" office:value="2.42">
            <text:p>$2.4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2, CAP-12417, 1.0UF-16V-10%(0402)</text:p>
          </table:table-cell>
          <table:table-cell office:value-type="float" office:value="1">
            <text:p>1</text:p>
          </table:table-cell>
          <table:table-cell office:value-type="string">
            <text:p>CAP-12417</text:p>
          </table:table-cell>
          <table:table-cell office:value-type="string">
            <text:p>1276-1004-1-ND‎ </text:p>
          </table:table-cell>
          <table:table-cell office:value-type="currency" office:currency="USD" office:value="1.06">
            <text:p>$1.0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CAP-07883, 100PF-0603-50V-5%</text:p>
          </table:table-cell>
          <table:table-cell office:value-type="float" office:value="1">
            <text:p>1</text:p>
          </table:table-cell>
          <table:table-cell office:value-type="string">
            <text:p>CAP-07883</text:p>
          </table:table-cell>
          <table:table-cell office:value-type="string">
            <text:p>311-3601-1-ND </text:p>
          </table:table-cell>
          <table:table-cell office:value-type="currency" office:currency="USD" office:value="2.94">
            <text:p>$2.9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CAP-08280, 4.7UF0603</text:p>
          </table:table-cell>
          <table:table-cell office:value-type="float" office:value="1">
            <text:p>1</text:p>
          </table:table-cell>
          <table:table-cell office:value-type="string">
            <text:p>CAP-08280</text:p>
          </table:table-cell>
          <table:table-cell table:style-name="ce1" office:value-type="string">
            <text:p>1276-1903-1-ND </text:p>
          </table:table-cell>
          <table:table-cell office:value-type="currency" office:currency="USD" office:value="8.28">
            <text:p>$8.28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2, No Prod ID, LED120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1206 LED</text:p>
          </table:table-cell>
          <table:table-cell table:style-name="ce9"/>
          <table:table-cell table:style-name="ce13"/>
          <table:table-cell table:style-name="ce9" office:value-type="string">
            <text:p>https://www.sparkfun.com/products/12621</text:p>
          </table:table-cell>
          <table:table-cell table:style-name="ce9" table:number-columns-repeated="1018"/>
        </table:table-row>
        <table:table-row table:style-name="ro3">
          <table:table-cell table:style-name="ce3" office:value-type="string">
            <text:p>6, DIO-12503, WS2812B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DIO-12503</text:p>
          </table:table-cell>
          <table:table-cell table:style-name="ce9" office:value-type="string">
            <text:p>ipixelleds.com SK6812</text:p>
          </table:table-cell>
          <table:table-cell table:style-name="ce13"/>
          <table:table-cell table:style-name="ce9" table:number-columns-repeated="1019"/>
        </table:table-row>
        <table:table-row table:style-name="ro3">
          <table:table-cell table:style-name="ce4" office:value-type="string">
            <text:p>1, CONN-11794, USB-ABCONN-11794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ONN-11794</text:p>
          </table:table-cell>
          <table:table-cell table:style-name="ce8" office:value-type="string">
            <text:p>Newark 28X2571</text:p>
          </table:table-cell>
          <table:table-cell table:style-name="ce12" office:value-type="currency" office:currency="USD" office:value="33.48">
            <text:p>$33.48</text:p>
          </table:table-cell>
          <table:table-cell table:style-name="ce8" table:number-columns-repeated="1019"/>
        </table:table-row>
        <table:table-row table:style-name="ro3">
          <table:table-cell table:style-name="ce1" office:value-type="string">
            <text:p>1, No Prod ID, CORTEX_DEBUGPT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1, MOSFET-PCHANNEL NTR4101P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12" office:value-type="currency" office:currency="USD" office:value="9.93">
            <text:p>$9.93</text:p>
          </table:table-cell>
          <table:table-cell table:style-name="ce8" table:number-columns-repeated="1019"/>
        </table:table-row>
        <table:table-row table:style-name="ro4">
          <table:table-cell table:style-name="ce2" office:value-type="string">
            <text:p>MOSFET_PCH-SI2309DS, ZXMP6A13F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12" office:value-type="currency" office:currency="USD" office:value="17.05">
            <text:p>$17.05</text:p>
          </table:table-cell>
          <table:table-cell table:style-name="ce8" table:number-columns-repeated="1019"/>
        </table:table-row>
        <table:table-row table:style-name="ro3">
          <table:table-cell table:style-name="ce4" office:value-type="string">
            <text:p>1, RES-00824, 10KOHM-1/10W-1%(0603)0603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RES-00824</text:p>
          </table:table-cell>
          <table:table-cell table:style-name="ce4" office:value-type="string">
            <text:p>311-10KGRCT-ND </text:p>
          </table:table-cell>
          <table:table-cell table:style-name="ce12" office:value-type="currency" office:currency="USD" office:value="0.91">
            <text:p>$0.91</text:p>
          </table:table-cell>
          <table:table-cell table:style-name="ce8" table:number-columns-repeated="1019"/>
        </table:table-row>
        <table:table-row table:style-name="ro3">
          <table:table-cell table:style-name="ce4" office:value-type="string">
            <text:p>1, RES-07828, 100KOHM-1/10W-1%(0603)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<text:s/>RES-07828</text:p>
          </table:table-cell>
          <table:table-cell table:style-name="ce4" office:value-type="string">
            <text:p>311-100KGRCT-ND </text:p>
          </table:table-cell>
          <table:table-cell table:style-name="ce12" office:value-type="currency" office:currency="USD" office:value="1.12">
            <text:p>$1.12</text:p>
          </table:table-cell>
          <table:table-cell table:style-name="ce8" table:number-columns-repeated="1019"/>
        </table:table-row>
        <table:table-row table:style-name="ro3">
          <table:table-cell table:style-name="ce4" office:value-type="string">
            <text:p>1, RES-00818, 330OHM1/10W1%(0603)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RES-00818</text:p>
          </table:table-cell>
          <table:table-cell table:style-name="ce8" office:value-type="string">
            <text:p>P330GCT-ND </text:p>
          </table:table-cell>
          <table:table-cell table:style-name="ce12" office:value-type="currency" office:currency="USD" office:value="1.84">
            <text:p>$1.84</text:p>
          </table:table-cell>
          <table:table-cell table:style-name="ce8" table:number-columns-repeated="1019"/>
        </table:table-row>
        <table:table-row table:style-name="ro3">
          <table:table-cell table:style-name="ce1" office:value-type="string">
            <text:p>1, RES-08306, 1.5KOHM-0603-1/10W-1%</text:p>
          </table:table-cell>
          <table:table-cell office:value-type="float" office:value="1">
            <text:p>1</text:p>
          </table:table-cell>
          <table:table-cell office:value-type="string">
            <text:p>RES-08306</text:p>
          </table:table-cell>
          <table:table-cell table:style-name="ce1" office:value-type="string">
            <text:p>RNCP0603FTD1K50CT-ND </text:p>
          </table:table-cell>
          <table:table-cell office:value-type="currency" office:currency="USD" office:value="2.73">
            <text:p>$2.7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RES-08609, 0OHM-0603-1/10W-5%</text:p>
          </table:table-cell>
          <table:table-cell office:value-type="float" office:value="1">
            <text:p>1</text:p>
          </table:table-cell>
          <table:table-cell office:value-type="string">
            <text:p>RES-08609</text:p>
          </table:table-cell>
          <table:table-cell table:style-name="ce1" office:value-type="string">
            <text:p>P0.0GCT-ND </text:p>
          </table:table-cell>
          <table:table-cell office:value-type="currency" office:currency="USD" office:value="1.79">
            <text:p>$1.79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1, SWCH-13065, SWITCH-MOMENTARY-2SMD-4.6X2.8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WCH-13065</text:p>
          </table:table-cell>
          <table:table-cell table:style-name="ce8" office:value-type="string">
            <text:p>CKN10284TR-ND</text:p>
          </table:table-cell>
          <table:table-cell table:style-name="ce12" office:value-type="currency" office:currency="USD" office:value="16.56">
            <text:p>$16.56</text:p>
          </table:table-cell>
          <table:table-cell table:style-name="ce8" table:number-columns-repeated="1019"/>
        </table:table-row>
        <table:table-row table:style-name="ro3">
          <table:table-cell table:style-name="ce3" office:value-type="string">
            <text:p>1, SWCH-10651, SWITCH-SPDT-SMD-RIGHT-ANGL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SWCH-10651</text:p>
          </table:table-cell>
          <table:table-cell table:style-name="ce9" office:value-type="string">
            <text:p>563-1102-2-ND</text:p>
          </table:table-cell>
          <table:table-cell table:style-name="ce13"/>
          <table:table-cell table:style-name="ce9" table:number-columns-repeated="1019"/>
        </table:table-row>
        <table:table-row table:style-name="ro3">
          <table:table-cell table:style-name="ce1" office:value-type="string">
            <text:p>1, IC-13064, ATSAMD21G-A</text:p>
          </table:table-cell>
          <table:table-cell office:value-type="float" office:value="1">
            <text:p>1</text:p>
          </table:table-cell>
          <table:table-cell office:value-type="string">
            <text:p><text:s/>IC-13064</text:p>
          </table:table-cell>
          <table:table-cell table:style-name="ce1" office:value-type="string">
            <text:p>ATSAMD21G18A-AUTCT-ND </text:p>
          </table:table-cell>
          <table:table-cell office:value-type="currency" office:currency="USD" office:value="87.76">
            <text:p>$87.7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VREG-12457, V_REG_AP2112K-3.3V</text:p>
          </table:table-cell>
          <table:table-cell office:value-type="float" office:value="1">
            <text:p>1</text:p>
          </table:table-cell>
          <table:table-cell office:value-type="string">
            <text:p><text:s/>VREG-12457</text:p>
          </table:table-cell>
          <table:table-cell table:style-name="ce1" office:value-type="string">
            <text:p>AP2112K-3.3TRG1DICT-ND </text:p>
          </table:table-cell>
          <table:table-cell office:value-type="currency" office:currency="USD" office:value="10.86">
            <text:p>$10.86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1, No Prod ID, OPA344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4" office:value-type="string">
            <text:p>OPA344NA/3K </text:p>
          </table:table-cell>
          <table:table-cell table:style-name="ce12" office:value-type="currency" office:currency="USD" office:value="40.97">
            <text:p>$40.97</text:p>
          </table:table-cell>
          <table:table-cell table:style-name="ce8" table:number-columns-repeated="1019"/>
        </table:table-row>
        <table:table-row table:style-name="ro3">
          <table:table-cell table:style-name="ce1" office:value-type="string">
            <text:p>1, IC-09773, ADMP401</text:p>
          </table:table-cell>
          <table:table-cell office:value-type="float" office:value="1">
            <text:p>1</text:p>
          </table:table-cell>
          <table:table-cell office:value-type="string">
            <text:p><text:s/>IC-09773</text:p>
          </table:table-cell>
          <table:table-cell table:style-name="ce1" office:value-type="string">
            <text:p>‎INMP401ACEZ-R7‎ </text:p>
          </table:table-cell>
          <table:table-cell office:value-type="currency" office:currency="USD" office:value="90.77">
            <text:p>$90.7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SEN-12005, APDS-9960</text:p>
          </table:table-cell>
          <table:table-cell office:value-type="float" office:value="1">
            <text:p>1</text:p>
          </table:table-cell>
          <table:table-cell office:value-type="string">
            <text:p>SEN-12005</text:p>
          </table:table-cell>
          <table:table-cell table:style-name="ce10" office:value-type="string">
            <text:p>516-3480-1-ND</text:p>
          </table:table-cell>
          <table:table-cell table:style-name="ce1" office:value-type="float" office:value="62.94">
            <text:p>62.94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1, XTAL-13062, CRYSTAL3.2X1.5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<text:s/>XTAL-13062</text:p>
          </table:table-cell>
          <table:table-cell table:style-name="ce8" office:value-type="string">
            <text:p>535-9542-2-ND</text:p>
          </table:table-cell>
          <table:table-cell table:style-name="ce12" office:value-type="currency" office:currency="USD" office:value="24.03">
            <text:p>$24.03</text:p>
          </table:table-cell>
          <table:table-cell table:style-name="ce8" table:number-columns-repeated="1019"/>
        </table:table-row>
        <table:table-row table:style-name="ro4">
          <table:table-cell table:style-name="ce5" office:value-type="string">
            <text:p>MBR120ESF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6" office:value-type="string">
            <text:p>Vibe Motor </text:p>
          </table:table-cell>
          <table:table-cell table:number-columns-repeated="4"/>
          <table:table-cell office:value-type="string">
            <text:p>https://www.sparkfun.com/products/8449</text:p>
          </table:table-cell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Total Cost </text:p>
          </table:table-cell>
          <table:table-cell table:formula="of:=SUM([.E2:.E27])" office:value-type="currency" office:currency="USD" office:value="435.23">
            <text:p>$435.23</text:p>
          </table:table-cell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10/07/2018</text:date>, <text:time>10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</meta:initial-creator>
    <meta:creation-date>2018-09-30T14:34:31.73</meta:creation-date>
    <dc:date>2018-10-07T10:25:46.94</dc:date>
    <dc:creator>Mary </dc:creator>
    <meta:editing-duration>PT1H47M39S</meta:editing-duration>
    <meta:editing-cycles>3</meta:editing-cycles>
    <meta:generator>OpenOffice/4.1.4$Win32 OpenOffice.org_project/414m5$Build-9788</meta:generator>
    <meta:document-statistic meta:table-count="3" meta:cell-count="130" meta:object-count="0"/>
    <meta:user-defined meta:name="qrichtext">1</meta:user-defined>
  </office:meta>
</office:document-meta>
</file>